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8.84mm" fo:break-before="auto" style:use-optimal-row-height="false"/>
    </style:style>
    <style:style style:name="ro11" style:family="table-row">
      <style:table-row-properties style:row-height="5.57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7 年 1 月 份" calcext:value-type="string">
              <text:p><text:s text:c="7"/>中 華 民 國 97 年 1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8099" calcext:value-type="float">
            <text:p><text:s text:c="3"/>8,099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6" calcext:value-type="float">
            <text:p><text:s text:c="3"/>4.16 </text:p>
          </table:table-cell>
          <table:table-cell table:style-name="ce28" office:value-type="float" office:value="5426" calcext:value-type="float">
            <text:p><text:s text:c="3"/>5,42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79" calcext:value-type="float">
            <text:p><text:s text:c="3"/>2.79 </text:p>
          </table:table-cell>
          <table:table-cell table:style-name="ce28" office:value-type="float" office:value="18323" calcext:value-type="float">
            <text:p><text:s text:c="3"/>18,323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2" calcext:value-type="float">
            <text:p><text:s text:c="3"/>9.42 </text:p>
          </table:table-cell>
          <table:table-cell table:style-name="ce28" office:value-type="float" office:value="12897" calcext:value-type="float">
            <text:p><text:s text:c="3"/>12,897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28" office:value-type="float" office:value="17979" calcext:value-type="float">
            <text:p><text:s text:c="3"/>17,979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4" calcext:value-type="float">
            <text:p><text:s text:c="3"/>9.24 </text:p>
          </table:table-cell>
          <table:table-cell table:style-name="ce28" office:value-type="float" office:value="4398" calcext:value-type="float">
            <text:p><text:s text:c="3"/>4,39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7735" calcext:value-type="float">
            <text:p><text:s text:c="3"/>7,735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3.99" calcext:value-type="float">
            <text:p><text:s text:c="3"/>3.99 </text:p>
          </table:table-cell>
          <table:table-cell table:style-name="ce28" office:value-type="float" office:value="5359" calcext:value-type="float">
            <text:p><text:s text:c="3"/>5,359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7" calcext:value-type="float">
            <text:p><text:s text:c="3"/>2.77 </text:p>
          </table:table-cell>
          <table:table-cell table:style-name="ce28" office:value-type="float" office:value="18215" calcext:value-type="float">
            <text:p><text:s text:c="3"/>18,215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" calcext:value-type="float">
            <text:p><text:s text:c="3"/>9.40 </text:p>
          </table:table-cell>
          <table:table-cell table:style-name="ce28" office:value-type="float" office:value="12856" calcext:value-type="float">
            <text:p><text:s text:c="3"/>12,856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17908" calcext:value-type="float">
            <text:p><text:s text:c="3"/>17,908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4" calcext:value-type="float">
            <text:p><text:s text:c="3"/>9.24 </text:p>
          </table:table-cell>
          <table:table-cell table:style-name="ce28" office:value-type="float" office:value="4387" calcext:value-type="float">
            <text:p><text:s text:c="3"/>4,38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6944" calcext:value-type="float">
            <text:p><text:s text:c="3"/>6,944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8" calcext:value-type="float">
            <text:p><text:s text:c="3"/>4.38 </text:p>
          </table:table-cell>
          <table:table-cell table:style-name="ce28" office:value-type="float" office:value="4546" calcext:value-type="float">
            <text:p><text:s text:c="3"/>4,54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7" calcext:value-type="float">
            <text:p><text:s text:c="3"/>2.87 </text:p>
          </table:table-cell>
          <table:table-cell table:style-name="ce28" office:value-type="float" office:value="15302" calcext:value-type="float">
            <text:p><text:s text:c="3"/>15,302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5" calcext:value-type="float">
            <text:p><text:s text:c="3"/>9.65 </text:p>
          </table:table-cell>
          <table:table-cell table:style-name="ce28" office:value-type="float" office:value="10756" calcext:value-type="float">
            <text:p><text:s text:c="3"/>10,75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15074" calcext:value-type="float">
            <text:p><text:s text:c="3"/>15,074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3578" calcext:value-type="float">
            <text:p><text:s text:c="3"/>3,57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560" calcext:value-type="float">
            <text:p><text:s text:c="3"/>2,560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6" calcext:value-type="float">
            <text:p><text:s text:c="3"/>7.96 </text:p>
          </table:table-cell>
          <table:table-cell table:style-name="ce29" office:value-type="float" office:value="1394" calcext:value-type="float">
            <text:p><text:s text:c="3"/>1,394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3" calcext:value-type="float">
            <text:p><text:s text:c="3"/>4.33 </text:p>
          </table:table-cell>
          <table:table-cell table:style-name="ce29" office:value-type="float" office:value="3027" calcext:value-type="float">
            <text:p><text:s text:c="3"/>3,027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1" calcext:value-type="float">
            <text:p><text:s text:c="3"/>9.41 </text:p>
          </table:table-cell>
          <table:table-cell table:style-name="ce29" office:value-type="float" office:value="1633" calcext:value-type="float">
            <text:p><text:s text:c="3"/>1,633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29" office:value-type="float" office:value="3248" calcext:value-type="float">
            <text:p><text:s text:c="3"/>3,248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09" calcext:value-type="float">
            <text:p><text:s text:c="3"/>10.09 </text:p>
          </table:table-cell>
          <table:table-cell table:style-name="ce29" office:value-type="float" office:value="858" calcext:value-type="float">
            <text:p><text:s text:c="3"/>85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9" calcext:value-type="float">
            <text:p><text:s/>－79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5" office:value-type="float" office:value="-2.03" calcext:value-type="float">
            <text:p><text:s/>－2.03 </text:p>
          </table:table-cell>
          <table:table-cell table:style-name="ce29" office:value-type="float" office:value="-1" calcext:value-type="float">
            <text:p><text:s/>－1 </text:p>
          </table:table-cell>
          <table:table-cell table:style-name="ce25" office:value-type="float" office:value="-0.001" calcext:value-type="float">
            <text:p><text:s/>－0.00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2" calcext:value-type="float">
            <text:p><text:s text:c="3"/>8.82 </text:p>
          </table:table-cell>
          <table:table-cell table:style-name="ce29" office:value-type="float" office:value="345" calcext:value-type="float">
            <text:p><text:s text:c="3"/>345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29" office:value-type="float" office:value="334" calcext:value-type="float">
            <text:p><text:s text:c="3"/>334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7" calcext:value-type="float">
            <text:p><text:s text:c="3"/>8.57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077" calcext:value-type="float">
            <text:p><text:s text:c="3"/>2,077 </text:p>
          </table:table-cell>
          <table:table-cell table:style-name="ce25" office:value-type="float" office:value="1.07" calcext:value-type="float">
            <text:p><text:s text:c="3"/>1.07 </text:p>
          </table:table-cell>
          <table:table-cell table:style-name="ce25" office:value-type="float" office:value="12.67" calcext:value-type="float">
            <text:p><text:s text:c="3"/>12.67 </text:p>
          </table:table-cell>
          <table:table-cell table:style-name="ce29" office:value-type="float" office:value="835" calcext:value-type="float">
            <text:p><text:s text:c="3"/>835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1749" calcext:value-type="float">
            <text:p><text:s text:c="3"/>1,749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7" calcext:value-type="float">
            <text:p><text:s text:c="3"/>10.67 </text:p>
          </table:table-cell>
          <table:table-cell table:style-name="ce29" office:value-type="float" office:value="914" calcext:value-type="float">
            <text:p><text:s text:c="3"/>91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7" calcext:value-type="float">
            <text:p><text:s text:c="3"/>5.57 </text:p>
          </table:table-cell>
          <table:table-cell table:style-name="ce29" office:value-type="float" office:value="1692" calcext:value-type="float">
            <text:p><text:s text:c="3"/>1,692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32" calcext:value-type="float">
            <text:p><text:s text:c="3"/>10.32 </text:p>
          </table:table-cell>
          <table:table-cell table:style-name="ce29" office:value-type="float" office:value="421" calcext:value-type="float">
            <text:p><text:s text:c="3"/>42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01" calcext:value-type="float">
            <text:p><text:s text:c="3"/>601 </text:p>
          </table:table-cell>
          <table:table-cell table:style-name="ce25" office:value-type="float" office:value="1.21" calcext:value-type="float">
            <text:p><text:s text:c="3"/>1.21 </text:p>
          </table:table-cell>
          <table:table-cell table:style-name="ce25" office:value-type="float" office:value="14.31" calcext:value-type="float">
            <text:p><text:s text:c="3"/>14.31 </text:p>
          </table:table-cell>
          <table:table-cell table:style-name="ce29" office:value-type="float" office:value="272" calcext:value-type="float">
            <text:p><text:s text:c="3"/>272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580" calcext:value-type="float">
            <text:p><text:s text:c="3"/>580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25" office:value-type="float" office:value="13.8" calcext:value-type="float">
            <text:p><text:s text:c="3"/>13.80 </text:p>
          </table:table-cell>
          <table:table-cell table:style-name="ce29" office:value-type="float" office:value="308" calcext:value-type="float">
            <text:p><text:s text:c="3"/>30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29" office:value-type="float" office:value="438" calcext:value-type="float">
            <text:p><text:s text:c="3"/>438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42" calcext:value-type="float">
            <text:p><text:s text:c="3"/>10.42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5" calcext:value-type="float">
            <text:p><text:s text:c="3"/>1.05 </text:p>
          </table:table-cell>
          <table:table-cell table:style-name="ce29" office:value-type="float" office:value="448" calcext:value-type="float">
            <text:p><text:s text:c="3"/>448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4" calcext:value-type="float">
            <text:p><text:s text:c="3"/>9.44 </text:p>
          </table:table-cell>
          <table:table-cell table:style-name="ce29" office:value-type="float" office:value="398" calcext:value-type="float">
            <text:p><text:s text:c="3"/>398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526" calcext:value-type="float">
            <text:p><text:s text:c="3"/>526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09" calcext:value-type="float">
            <text:p><text:s text:c="3"/>11.09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826" calcext:value-type="float">
            <text:p><text:s text:c="3"/>82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29" office:value-type="float" office:value="608" calcext:value-type="float">
            <text:p><text:s text:c="3"/>608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3" calcext:value-type="float">
            <text:p><text:s text:c="3"/>4.63 </text:p>
          </table:table-cell>
          <table:table-cell table:style-name="ce29" office:value-type="float" office:value="1370" calcext:value-type="float">
            <text:p><text:s text:c="3"/>1,370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43" calcext:value-type="float">
            <text:p><text:s text:c="3"/>10.43 </text:p>
          </table:table-cell>
          <table:table-cell table:style-name="ce29" office:value-type="float" office:value="762" calcext:value-type="float">
            <text:p><text:s text:c="3"/>762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1398" calcext:value-type="float">
            <text:p><text:s text:c="3"/>1,39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4" calcext:value-type="float">
            <text:p><text:s text:c="3"/>10.64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3" calcext:value-type="float">
            <text:p><text:s/>－43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9" calcext:value-type="float">
            <text:p><text:s/>－0.39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3" calcext:value-type="float">
            <text:p><text:s text:c="3"/>2.43 </text:p>
          </table:table-cell>
          <table:table-cell table:style-name="ce29" office:value-type="float" office:value="1067" calcext:value-type="float">
            <text:p><text:s text:c="3"/>1,067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58" calcext:value-type="float">
            <text:p><text:s text:c="3"/>9.58 </text:p>
          </table:table-cell>
          <table:table-cell table:style-name="ce29" office:value-type="float" office:value="797" calcext:value-type="float">
            <text:p><text:s text:c="3"/>79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29" office:value-type="float" office:value="1029" calcext:value-type="float">
            <text:p><text:s text:c="3"/>1,029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24" calcext:value-type="float">
            <text:p><text:s text:c="3"/>9.24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10" calcext:value-type="float">
            <text:p><text:s/>－110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43" calcext:value-type="float">
            <text:p><text:s/>－2.43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3" calcext:value-type="float">
            <text:p><text:s text:c="3"/>0.93 </text:p>
          </table:table-cell>
          <table:table-cell table:style-name="ce29" office:value-type="float" office:value="402" calcext:value-type="float">
            <text:p><text:s text:c="3"/>402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9" calcext:value-type="float">
            <text:p><text:s text:c="3"/>8.89 </text:p>
          </table:table-cell>
          <table:table-cell table:style-name="ce29" office:value-type="float" office:value="360" calcext:value-type="float">
            <text:p><text:s text:c="3"/>360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6" calcext:value-type="float">
            <text:p><text:s text:c="3"/>7.96 </text:p>
          </table:table-cell>
          <table:table-cell table:style-name="ce29" office:value-type="float" office:value="400" calcext:value-type="float">
            <text:p><text:s text:c="3"/>400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96" calcext:value-type="float">
            <text:p><text:s/>－296 </text:p>
          </table:table-cell>
          <table:table-cell table:style-name="ce25" office:value-type="float" office:value="-0.41" calcext:value-type="float">
            <text:p><text:s/>－0.41 </text:p>
          </table:table-cell>
          <table:table-cell table:style-name="ce25" office:value-type="float" office:value="-4.82" calcext:value-type="float">
            <text:p><text:s/>－4.82 </text:p>
          </table:table-cell>
          <table:table-cell table:style-name="ce29" office:value-type="float" office:value="-28" calcext:value-type="float">
            <text:p><text:s/>－28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5" office:value-type="float" office:value="-0.46" calcext:value-type="float">
            <text:p><text:s/>－0.46 </text:p>
          </table:table-cell>
          <table:table-cell table:style-name="ce29" office:value-type="float" office:value="565" calcext:value-type="float">
            <text:p><text:s text:c="3"/>565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19" calcext:value-type="float">
            <text:p><text:s text:c="3"/>9.19 </text:p>
          </table:table-cell>
          <table:table-cell table:style-name="ce29" office:value-type="float" office:value="593" calcext:value-type="float">
            <text:p><text:s text:c="3"/>593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5" calcext:value-type="float">
            <text:p><text:s text:c="3"/>9.65 </text:p>
          </table:table-cell>
          <table:table-cell table:style-name="ce29" office:value-type="float" office:value="581" calcext:value-type="float">
            <text:p><text:s text:c="3"/>581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5" calcext:value-type="float">
            <text:p><text:s text:c="3"/>9.45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25" office:value-type="float" office:value="-4.09" calcext:value-type="float">
            <text:p><text:s/>－4.09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9" office:value-type="float" office:value="455" calcext:value-type="float">
            <text:p><text:s text:c="3"/>455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29" office:value-type="float" office:value="451" calcext:value-type="float">
            <text:p><text:s text:c="3"/>451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6" calcext:value-type="float">
            <text:p><text:s text:c="3"/>9.66 </text:p>
          </table:table-cell>
          <table:table-cell table:style-name="ce29" office:value-type="float" office:value="363" calcext:value-type="float">
            <text:p><text:s text:c="3"/>36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7" calcext:value-type="float">
            <text:p><text:s text:c="3"/>7.77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55" calcext:value-type="float">
            <text:p><text:s/>－55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9" calcext:value-type="float">
            <text:p><text:s/>－0.59 </text:p>
          </table:table-cell>
          <table:table-cell table:style-name="ce29" office:value-type="float" office:value="-5" calcext:value-type="float">
            <text:p><text:s/>－5 </text:p>
          </table:table-cell>
          <table:table-cell table:style-name="ce25" office:value-type="float" office:value="-0.001" calcext:value-type="float">
            <text:p><text:s/>－0.00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9" office:value-type="float" office:value="770" calcext:value-type="float">
            <text:p><text:s text:c="3"/>77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2" calcext:value-type="float">
            <text:p><text:s text:c="3"/>8.22 </text:p>
          </table:table-cell>
          <table:table-cell table:style-name="ce29" office:value-type="float" office:value="775" calcext:value-type="float">
            <text:p><text:s text:c="3"/>775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8" calcext:value-type="float">
            <text:p><text:s text:c="3"/>8.28 </text:p>
          </table:table-cell>
          <table:table-cell table:style-name="ce29" office:value-type="float" office:value="846" calcext:value-type="float">
            <text:p><text:s text:c="3"/>846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4" calcext:value-type="float">
            <text:p><text:s text:c="3"/>9.04 </text:p>
          </table:table-cell>
          <table:table-cell table:style-name="ce29" office:value-type="float" office:value="189" calcext:value-type="float">
            <text:p><text:s text:c="3"/>18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6" calcext:value-type="float">
            <text:p><text:s text:c="3"/>2.26 </text:p>
          </table:table-cell>
          <table:table-cell table:style-name="ce29" office:value-type="float" office:value="982" calcext:value-type="float">
            <text:p><text:s text:c="3"/>982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2" calcext:value-type="float">
            <text:p><text:s text:c="3"/>9.32 </text:p>
          </table:table-cell>
          <table:table-cell table:style-name="ce29" office:value-type="float" office:value="744" calcext:value-type="float">
            <text:p><text:s text:c="3"/>74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29" office:value-type="float" office:value="998" calcext:value-type="float">
            <text:p><text:s text:c="3"/>998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29" office:value-type="float" office:value="253" calcext:value-type="float">
            <text:p><text:s text:c="3"/>25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44" calcext:value-type="float">
            <text:p><text:s/>－244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24" calcext:value-type="float">
            <text:p><text:s/>－3.24 </text:p>
          </table:table-cell>
          <table:table-cell table:style-name="ce29" office:value-type="float" office:value="-23" calcext:value-type="float">
            <text:p><text:s/>－23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9" office:value-type="float" office:value="650" calcext:value-type="float">
            <text:p><text:s text:c="3"/>650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29" office:value-type="float" office:value="673" calcext:value-type="float">
            <text:p><text:s text:c="3"/>673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3" calcext:value-type="float">
            <text:p><text:s text:c="3"/>8.93 </text:p>
          </table:table-cell>
          <table:table-cell table:style-name="ce29" office:value-type="float" office:value="581" calcext:value-type="float">
            <text:p><text:s text:c="3"/>581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25" office:value-type="float" office:value="-2.58" calcext:value-type="float">
            <text:p><text:s/>－2.58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5" calcext:value-type="float">
            <text:p><text:s text:c="3"/>9.50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38" calcext:value-type="float">
            <text:p><text:s/>－1.38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" calcext:value-type="float">
            <text:p><text:s/>－0.10 </text:p>
          </table:table-cell>
          <table:table-cell table:style-name="ce29" office:value-type="float" office:value="277" calcext:value-type="float">
            <text:p><text:s text:c="3"/>277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53" calcext:value-type="float">
            <text:p><text:s text:c="3"/>9.53 </text:p>
          </table:table-cell>
          <table:table-cell table:style-name="ce29" office:value-type="float" office:value="280" calcext:value-type="float">
            <text:p><text:s text:c="3"/>280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3" calcext:value-type="float">
            <text:p><text:s text:c="3"/>9.63 </text:p>
          </table:table-cell>
          <table:table-cell table:style-name="ce29" office:value-type="float" office:value="244" calcext:value-type="float">
            <text:p><text:s text:c="3"/>244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2" calcext:value-type="float">
            <text:p><text:s text:c="3"/>4.22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3" calcext:value-type="float">
            <text:p><text:s text:c="3"/>9.33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3" calcext:value-type="float">
            <text:p><text:s text:c="3"/>8.43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5" office:value-type="float" office:value="-0.46" calcext:value-type="float">
            <text:p><text:s/>－0.46 </text:p>
          </table:table-cell>
          <table:table-cell table:style-name="ce25" office:value-type="float" office:value="-5.47" calcext:value-type="float">
            <text:p><text:s/>－5.47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29" office:value-type="float" office:value="240" calcext:value-type="float">
            <text:p><text:s text:c="3"/>240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64" calcext:value-type="float">
            <text:p><text:s text:c="3"/>564 </text:p>
          </table:table-cell>
          <table:table-cell table:style-name="ce25" office:value-type="float" office:value="1.41" calcext:value-type="float">
            <text:p><text:s text:c="3"/>1.41 </text:p>
          </table:table-cell>
          <table:table-cell table:style-name="ce25" office:value-type="float" office:value="16.69" calcext:value-type="float">
            <text:p><text:s text:c="3"/>16.69 </text:p>
          </table:table-cell>
          <table:table-cell table:style-name="ce29" office:value-type="float" office:value="329" calcext:value-type="float">
            <text:p><text:s text:c="3"/>329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73" calcext:value-type="float">
            <text:p><text:s text:c="3"/>9.73 </text:p>
          </table:table-cell>
          <table:table-cell table:style-name="ce29" office:value-type="float" office:value="491" calcext:value-type="float">
            <text:p><text:s text:c="3"/>491 </text:p>
          </table:table-cell>
          <table:table-cell table:style-name="ce25" office:value-type="float" office:value="1.23" calcext:value-type="float">
            <text:p><text:s text:c="3"/>1.23 </text:p>
          </table:table-cell>
          <table:table-cell table:style-name="ce25" office:value-type="float" office:value="14.52" calcext:value-type="float">
            <text:p><text:s text:c="3"/>14.52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79" calcext:value-type="float">
            <text:p><text:s text:c="3"/>4.79 </text:p>
          </table:table-cell>
          <table:table-cell table:style-name="ce29" office:value-type="float" office:value="374" calcext:value-type="float">
            <text:p><text:s text:c="3"/>374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06" calcext:value-type="float">
            <text:p><text:s text:c="3"/>11.06 </text:p>
          </table:table-cell>
          <table:table-cell table:style-name="ce18" office:value-type="float" office:value="89" calcext:value-type="float">
            <text:p><text:s text:c="3"/>89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095" calcext:value-type="float">
            <text:p><text:s text:c="3"/>1,095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5" office:value-type="float" office:value="12.24" calcext:value-type="float">
            <text:p><text:s text:c="3"/>12.24 </text:p>
          </table:table-cell>
          <table:table-cell table:style-name="ce29" office:value-type="float" office:value="353" calcext:value-type="float">
            <text:p><text:s text:c="3"/>353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4" calcext:value-type="float">
            <text:p><text:s text:c="3"/>3.94 </text:p>
          </table:table-cell>
          <table:table-cell table:style-name="ce29" office:value-type="float" office:value="856" calcext:value-type="float">
            <text:p><text:s text:c="3"/>856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57" calcext:value-type="float">
            <text:p><text:s text:c="3"/>9.57 </text:p>
          </table:table-cell>
          <table:table-cell table:style-name="ce29" office:value-type="float" office:value="503" calcext:value-type="float">
            <text:p><text:s text:c="3"/>503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2" calcext:value-type="float">
            <text:p><text:s text:c="3"/>5.62 </text:p>
          </table:table-cell>
          <table:table-cell table:style-name="ce29" office:value-type="float" office:value="831" calcext:value-type="float">
            <text:p><text:s text:c="3"/>831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29" calcext:value-type="float">
            <text:p><text:s text:c="3"/>9.29 </text:p>
          </table:table-cell>
          <table:table-cell table:style-name="ce18" office:value-type="float" office:value="216" calcext:value-type="float">
            <text:p><text:s text:c="3"/>21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68" calcext:value-type="float">
            <text:p><text:s text:c="3"/>2.68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29" office:value-type="float" office:value="194" calcext:value-type="float">
            <text:p><text:s text:c="3"/>194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29" office:value-type="float" office:value="193" calcext:value-type="float">
            <text:p><text:s text:c="3"/>193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341" calcext:value-type="float">
            <text:p><text:s/>34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7" office:value-type="float" office:value="0.21" calcext:value-type="float">
            <text:p><text:s text:c="3"/>0.21 </text:p>
          </table:table-cell>
          <table:table-cell table:style-name="ce27" office:value-type="float" office:value="2.49" calcext:value-type="float">
            <text:p><text:s text:c="3"/>2.49 </text:p>
          </table:table-cell>
          <table:table-cell table:style-name="ce30" office:value-type="float" office:value="559" calcext:value-type="float">
            <text:p><text:s text:c="3"/>559 </text:p>
          </table:table-cell>
          <table:table-cell table:style-name="ce27" office:value-type="float" office:value="0.73" calcext:value-type="float">
            <text:p><text:s text:c="3"/>0.73 </text:p>
          </table:table-cell>
          <table:table-cell table:style-name="ce27" office:value-type="float" office:value="8.63" calcext:value-type="float">
            <text:p><text:s text:c="3"/>8.63 </text:p>
          </table:table-cell>
          <table:table-cell table:style-name="ce30" office:value-type="float" office:value="398" calcext:value-type="float">
            <text:p><text:s text:c="3"/>398 </text:p>
          </table:table-cell>
          <table:table-cell table:style-name="ce27" office:value-type="float" office:value="0.52" calcext:value-type="float">
            <text:p><text:s text:c="3"/>0.52 </text:p>
          </table:table-cell>
          <table:table-cell table:style-name="ce27" office:value-type="float" office:value="6.14" calcext:value-type="float">
            <text:p><text:s text:c="3"/>6.14 </text:p>
          </table:table-cell>
          <table:table-cell table:style-name="ce30" office:value-type="float" office:value="570" calcext:value-type="float">
            <text:p><text:s text:c="3"/>570 </text:p>
          </table:table-cell>
          <table:table-cell table:style-name="ce27" office:value-type="float" office:value="0.75" calcext:value-type="float">
            <text:p><text:s text:c="3"/>0.75 </text:p>
          </table:table-cell>
          <table:table-cell table:style-name="ce27" office:value-type="float" office:value="8.8" calcext:value-type="float">
            <text:p><text:s text:c="3"/>8.80 </text:p>
          </table:table-cell>
          <table:table-cell table:style-name="ce20" office:value-type="float" office:value="130" calcext:value-type="float">
            <text:p><text:s text:c="3"/>130 </text:p>
          </table:table-cell>
          <table:table-cell table:style-name="ce27" office:value-type="float" office:value="0.17" calcext:value-type="float">
            <text:p><text:s text:c="3"/>0.17 </text:p>
          </table:table-cell>
          <table:table-cell table:style-name="ce46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420" calcext:value-type="float">
            <text:p><text:s text:c="3"/>420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28" office:value-type="float" office:value="529" calcext:value-type="float">
            <text:p><text:s text:c="3"/>529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8" calcext:value-type="float">
            <text:p><text:s text:c="3"/>2.38 </text:p>
          </table:table-cell>
          <table:table-cell table:style-name="ce28" office:value-type="float" office:value="1886" calcext:value-type="float">
            <text:p><text:s text:c="3"/>1,88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7" calcext:value-type="float">
            <text:p><text:s text:c="3"/>8.47 </text:p>
          </table:table-cell>
          <table:table-cell table:style-name="ce28" office:value-type="float" office:value="1357" calcext:value-type="float">
            <text:p><text:s text:c="3"/>1,35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28" office:value-type="float" office:value="1721" calcext:value-type="float">
            <text:p><text:s text:c="3"/>1,721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17" office:value-type="float" office:value="479" calcext:value-type="float">
            <text:p><text:s text:c="3"/>47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44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4" calcext:value-type="float">
            <text:p><text:s text:c="3"/>3.64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5" calcext:value-type="float">
            <text:p><text:s text:c="3"/>7.05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4" calcext:value-type="float">
            <text:p><text:s text:c="3"/>2.94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8" calcext:value-type="float">
            <text:p><text:s text:c="3"/>9.08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1" calcext:value-type="float">
            <text:p><text:s text:c="3"/>8.41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9" calcext:value-type="float">
            <text:p><text:s text:c="3"/>3.79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" calcext:value-type="float">
            <text:p><text:s text:c="3"/>2.10 </text:p>
          </table:table-cell>
          <table:table-cell table:style-name="ce29" office:value-type="float" office:value="215" calcext:value-type="float">
            <text:p><text:s text:c="3"/>215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6" calcext:value-type="float">
            <text:p><text:s text:c="3"/>8.06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9" calcext:value-type="float">
            <text:p><text:s text:c="3"/>6.90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" calcext:value-type="float">
            <text:p><text:s text:c="3"/>1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94" calcext:value-type="float">
            <text:p><text:s text:c="3"/>9.94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" calcext:value-type="float">
            <text:p><text:s text:c="3"/>2.70 </text:p>
          </table:table-cell>
          <table:table-cell table:style-name="ce29" office:value-type="float" office:value="168" calcext:value-type="float">
            <text:p><text:s text:c="3"/>168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7" calcext:value-type="float">
            <text:p><text:s text:c="3"/>9.07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9" calcext:value-type="float">
            <text:p><text:s text:c="3"/>8.59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72" calcext:value-type="float">
            <text:p><text:s text:c="3"/>72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3" calcext:value-type="float">
            <text:p><text:s text:c="3"/>5.33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33" office:value-type="float" office:value="0.12" calcext:value-type="float">
            <text:p><text:s text:c="3"/>0.12 </text:p>
          </table:table-cell>
          <table:table-cell table:style-name="ce33" office:value-type="float" office:value="1.41" calcext:value-type="float">
            <text:p><text:s text:c="3"/>1.41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28" calcext:value-type="float">
            <text:p><text:s text:c="3"/>3.28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4" calcext:value-type="float">
            <text:p><text:s text:c="3"/>8.24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39" calcext:value-type="float">
            <text:p><text:s text:c="3"/>7.39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4" calcext:value-type="float">
            <text:p><text:s text:c="3"/>9.64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92" calcext:value-type="float">
            <text:p><text:s/>－192 </text:p>
          </table:table-cell>
          <table:table-cell table:style-name="ce25" office:value-type="float" office:value="-1" calcext:value-type="float">
            <text:p><text:s/>－1.00 </text:p>
          </table:table-cell>
          <table:table-cell table:style-name="ce25" office:value-type="float" office:value="-11.78" calcext:value-type="float">
            <text:p><text:s/>－11.78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9" office:value-type="float" office:value="140" calcext:value-type="float">
            <text:p><text:s text:c="3"/>140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9" calcext:value-type="float">
            <text:p><text:s text:c="3"/>8.59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56" calcext:value-type="float">
            <text:p><text:s text:c="3"/>3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3" calcext:value-type="float">
            <text:p><text:s text:c="3"/>2.30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9" calcext:value-type="float">
            <text:p><text:s text:c="3"/>2.89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8" calcext:value-type="float">
            <text:p><text:s text:c="3"/>8.48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5" office:value-type="float" office:value="-5.09" calcext:value-type="float">
            <text:p><text:s/>－5.09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76" calcext:value-type="float">
            <text:p><text:s text:c="3"/>9.76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9" calcext:value-type="float">
            <text:p><text:s text:c="3"/>1.69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1" calcext:value-type="float">
            <text:p><text:s text:c="3"/>3.51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7" calcext:value-type="float">
            <text:p><text:s text:c="3"/>8.27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2" calcext:value-type="float">
            <text:p><text:s text:c="3"/>2.92 </text:p>
          </table:table-cell>
          <table:table-cell table:style-name="ce29" office:value-type="float" office:value="214" calcext:value-type="float">
            <text:p><text:s text:c="3"/>214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29" office:value-type="float" office:value="143" calcext:value-type="float">
            <text:p><text:s text:c="3"/>14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9" calcext:value-type="float">
            <text:p><text:s text:c="3"/>6.99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1" calcext:value-type="float">
            <text:p><text:s/>－0.61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3" calcext:value-type="float">
            <text:p><text:s text:c="3"/>2.13 </text:p>
          </table:table-cell>
          <table:table-cell table:style-name="ce29" office:value-type="float" office:value="179" calcext:value-type="float">
            <text:p><text:s text:c="3"/>17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3" calcext:value-type="float">
            <text:p><text:s text:c="3"/>6.33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3" calcext:value-type="float">
            <text:p><text:s text:c="3"/>8.03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71" calcext:value-type="float">
            <text:p><text:s text:c="3"/>371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8" calcext:value-type="float">
            <text:p><text:s text:c="3"/>2.88 </text:p>
          </table:table-cell>
          <table:table-cell table:style-name="ce28" office:value-type="float" office:value="284" calcext:value-type="float">
            <text:p><text:s text:c="3"/>28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" calcext:value-type="float">
            <text:p><text:s text:c="3"/>2.20 </text:p>
          </table:table-cell>
          <table:table-cell table:style-name="ce28" office:value-type="float" office:value="1027" calcext:value-type="float">
            <text:p><text:s text:c="3"/>1,02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7" calcext:value-type="float">
            <text:p><text:s text:c="3"/>7.97 </text:p>
          </table:table-cell>
          <table:table-cell table:style-name="ce28" office:value-type="float" office:value="743" calcext:value-type="float">
            <text:p><text:s text:c="3"/>743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7" calcext:value-type="float">
            <text:p><text:s text:c="3"/>5.77 </text:p>
          </table:table-cell>
          <table:table-cell table:style-name="ce28" office:value-type="float" office:value="1113" calcext:value-type="float">
            <text:p><text:s text:c="3"/>1,113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17" office:value-type="float" office:value="330" calcext:value-type="float">
            <text:p><text:s text:c="3"/>33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20" calcext:value-type="float">
            <text:p><text:s/>－20 </text:p>
          </table:table-cell>
          <table:table-cell table:style-name="ce25" office:value-type="float" office:value="-0.7" calcext:value-type="float">
            <text:p><text:s/>－0.70 </text:p>
          </table:table-cell>
          <table:table-cell table:style-name="ce25" office:value-type="float" office:value="-8.25" calcext:value-type="float">
            <text:p><text:s/>－8.25 </text:p>
          </table:table-cell>
          <table:table-cell table:style-name="ce29" office:value-type="float" office:value="-19" calcext:value-type="float">
            <text:p><text:s/>－19 </text:p>
          </table:table-cell>
          <table:table-cell table:style-name="ce25" office:value-type="float" office:value="-0.66" calcext:value-type="float">
            <text:p><text:s/>－0.66 </text:p>
          </table:table-cell>
          <table:table-cell table:style-name="ce25" office:value-type="float" office:value="-7.84" calcext:value-type="float">
            <text:p><text:s/>－7.84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1.05" calcext:value-type="float">
            <text:p><text:s text:c="3"/>1.05 </text:p>
          </table:table-cell>
          <table:table-cell table:style-name="ce25" office:value-type="float" office:value="12.37" calcext:value-type="float">
            <text:p><text:s text:c="3"/>12.37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24" calcext:value-type="float">
            <text:p><text:s text:c="3"/>1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5" office:value-type="float" office:value="11.18" calcext:value-type="float">
            <text:p><text:s text:c="3"/>11.18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5" office:value-type="float" office:value="0.02" calcext:value-type="float">
            <text:p><text:s text:c="3"/>0.0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36" calcext:value-type="float">
            <text:p><text:s text:c="3"/>11.36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73" calcext:value-type="float">
            <text:p><text:s text:c="3"/>273 </text:p>
          </table:table-cell>
          <table:table-cell table:style-name="ce25" office:value-type="float" office:value="1.47" calcext:value-type="float">
            <text:p><text:s text:c="3"/>1.47 </text:p>
          </table:table-cell>
          <table:table-cell table:style-name="ce25" office:value-type="float" office:value="17.33" calcext:value-type="float">
            <text:p><text:s text:c="3"/>17.33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29" office:value-type="float" office:value="181" calcext:value-type="float">
            <text:p><text:s text:c="3"/>181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48" calcext:value-type="float">
            <text:p><text:s text:c="3"/>11.48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45" office:value-type="float" office:value="3.68" calcext:value-type="float">
            <text:p><text:s text:c="3"/>3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62" calcext:value-type="float">
            <text:p><text:s text:c="3"/>162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34" calcext:value-type="float">
            <text:p><text:s text:c="3"/>11.34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5" calcext:value-type="float">
            <text:p><text:s text:c="3"/>3.85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5" calcext:value-type="float">
            <text:p><text:s text:c="3"/>4.55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200" calcext:value-type="float">
            <text:p><text:s/>－200 </text:p>
          </table:table-cell>
          <table:table-cell table:style-name="ce25" office:value-type="float" office:value="-0.56" calcext:value-type="float">
            <text:p><text:s/>－0.56 </text:p>
          </table:table-cell>
          <table:table-cell table:style-name="ce25" office:value-type="float" office:value="-6.61" calcext:value-type="float">
            <text:p><text:s/>－6.61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8" calcext:value-type="float">
            <text:p><text:s text:c="3"/>2.08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29" office:value-type="float" office:value="143" calcext:value-type="float">
            <text:p><text:s text:c="3"/>14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3" calcext:value-type="float">
            <text:p><text:s text:c="3"/>4.73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3" calcext:value-type="float">
            <text:p><text:s text:c="3"/>8.83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20" calcext:value-type="float">
            <text:p><text:s/>－20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25" office:value-type="float" office:value="-4.12" calcext:value-type="float">
            <text:p><text:s/>－4.12 </text:p>
          </table:table-cell>
          <table:table-cell table:style-name="ce29" office:value-type="float" office:value="-13" calcext:value-type="float">
            <text:p><text:s/>－13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25" office:value-type="float" office:value="-2.68" calcext:value-type="float">
            <text:p><text:s/>－2.68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2" calcext:value-type="float">
            <text:p><text:s text:c="3"/>7.82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5" office:value-type="float" office:value="-5.12" calcext:value-type="float">
            <text:p><text:s/>－5.12 </text:p>
          </table:table-cell>
          <table:table-cell table:style-name="ce29" office:value-type="float" office:value="-13" calcext:value-type="float">
            <text:p><text:s/>－13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5" office:value-type="float" office:value="-5.12" calcext:value-type="float">
            <text:p><text:s/>－5.12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4" calcext:value-type="float">
            <text:p><text:s text:c="3"/>10.64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4" calcext:value-type="float">
            <text:p><text:s text:c="3"/>4.34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45" office:value-type="float" office:value="4.73" calcext:value-type="float">
            <text:p><text:s text:c="3"/>4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89" calcext:value-type="float">
            <text:p><text:s/>－2.89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1" calcext:value-type="float">
            <text:p><text:s text:c="3"/>2.01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6" calcext:value-type="float">
            <text:p><text:s text:c="3"/>5.46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3" calcext:value-type="float">
            <text:p><text:s text:c="3"/>8.23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60" calcext:value-type="float">
            <text:p><text:s/>－60 </text:p>
          </table:table-cell>
          <table:table-cell table:style-name="ce25" office:value-type="float" office:value="-0.3" calcext:value-type="float">
            <text:p><text:s/>－0.30 </text:p>
          </table:table-cell>
          <table:table-cell table:style-name="ce25" office:value-type="float" office:value="-3.53" calcext:value-type="float">
            <text:p><text:s/>－3.53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6" calcext:value-type="float">
            <text:p><text:s text:c="3"/>1.36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9" calcext:value-type="float">
            <text:p><text:s text:c="3"/>6.19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2" calcext:value-type="float">
            <text:p><text:s text:c="3"/>8.72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68" calcext:value-type="float">
            <text:p><text:s/>－68 </text:p>
          </table:table-cell>
          <table:table-cell table:style-name="ce25" office:value-type="float" office:value="-2.26" calcext:value-type="float">
            <text:p><text:s/>－2.26 </text:p>
          </table:table-cell>
          <table:table-cell table:style-name="ce25" office:value-type="float" office:value="-26.72" calcext:value-type="float">
            <text:p><text:s/>－26.72 </text:p>
          </table:table-cell>
          <table:table-cell table:style-name="ce29" office:value-type="float" office:value="-2" calcext:value-type="float">
            <text:p><text:s/>－2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79" calcext:value-type="float">
            <text:p><text:s/>－0.79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83" calcext:value-type="float">
            <text:p><text:s text:c="3"/>9.83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2" calcext:value-type="float">
            <text:p><text:s text:c="3"/>10.62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247" calcext:value-type="float">
            <text:p><text:s text:c="3"/>247 </text:p>
          </table:table-cell>
          <table:table-cell table:style-name="ce25" office:value-type="float" office:value="1.63" calcext:value-type="float">
            <text:p><text:s text:c="3"/>1.63 </text:p>
          </table:table-cell>
          <table:table-cell table:style-name="ce25" office:value-type="float" office:value="19.23" calcext:value-type="float">
            <text:p><text:s text:c="3"/>19.23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4" calcext:value-type="float">
            <text:p><text:s text:c="3"/>8.94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4" calcext:value-type="float">
            <text:p><text:s text:c="3"/>4.04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27" calcext:value-type="float">
            <text:p><text:s text:c="3"/>10.27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64" calcext:value-type="float">
            <text:p><text:s text:c="3"/>364 </text:p>
          </table:table-cell>
          <table:table-cell table:style-name="ce24" office:value-type="float" office:value="3.98" calcext:value-type="float">
            <text:p><text:s text:c="3"/>3.98 </text:p>
          </table:table-cell>
          <table:table-cell table:style-name="ce24" office:value-type="float" office:value="46.97" calcext:value-type="float">
            <text:p><text:s text:c="3"/>46.97 </text:p>
          </table:table-cell>
          <table:table-cell table:style-name="ce28" office:value-type="float" office:value="67" calcext:value-type="float">
            <text:p><text:s text:c="3"/>6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3" calcext:value-type="float">
            <text:p><text:s text:c="3"/>8.63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1.18" calcext:value-type="float">
            <text:p><text:s text:c="3"/>1.18 </text:p>
          </table:table-cell>
          <table:table-cell table:style-name="ce24" office:value-type="float" office:value="13.91" calcext:value-type="float">
            <text:p><text:s text:c="3"/>13.91 </text:p>
          </table:table-cell>
          <table:table-cell table:style-name="ce28" office:value-type="float" office:value="41" calcext:value-type="float">
            <text:p><text:s text:c="3"/>41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8" calcext:value-type="float">
            <text:p><text:s text:c="3"/>5.28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14" calcext:value-type="float">
            <text:p><text:s text:c="3"/>9.14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44" office:value-type="float" office:value="1.42" calcext:value-type="float">
            <text:p><text:s text:c="3"/>1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56" calcext:value-type="float">
            <text:p><text:s text:c="3"/>356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5" office:value-type="float" office:value="51.54" calcext:value-type="float">
            <text:p><text:s text:c="3"/>51.54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1.16" calcext:value-type="float">
            <text:p><text:s text:c="3"/>1.16 </text:p>
          </table:table-cell>
          <table:table-cell table:style-name="ce25" office:value-type="float" office:value="13.72" calcext:value-type="float">
            <text:p><text:s text:c="3"/>13.72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8" calcext:value-type="float">
            <text:p><text:s text:c="3"/>9.68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8" calcext:value-type="float">
            <text:p><text:s text:c="3"/>8 </text:p>
          </table:table-cell>
          <table:table-cell table:style-name="ce27" office:value-type="float" office:value="0.8" calcext:value-type="float">
            <text:p><text:s text:c="3"/>0.80 </text:p>
          </table:table-cell>
          <table:table-cell table:style-name="ce27" office:value-type="float" office:value="9.5" calcext:value-type="float">
            <text:p><text:s text:c="3"/>9.50 </text:p>
          </table:table-cell>
          <table:table-cell table:style-name="ce32" office:value-type="float" office:value="8" calcext:value-type="float">
            <text:p><text:s text:c="3"/>8 </text:p>
          </table:table-cell>
          <table:table-cell table:style-name="ce34" office:value-type="float" office:value="0.8" calcext:value-type="float">
            <text:p><text:s text:c="3"/>0.80 </text:p>
          </table:table-cell>
          <table:table-cell table:style-name="ce34" office:value-type="float" office:value="9.49" calcext:value-type="float">
            <text:p><text:s text:c="3"/>9.49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7" office:value-type="float" office:value="1.31" calcext:value-type="float">
            <text:p><text:s text:c="3"/>1.31 </text:p>
          </table:table-cell>
          <table:table-cell table:style-name="ce27" office:value-type="float" office:value="15.43" calcext:value-type="float">
            <text:p><text:s text:c="3"/>15.43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5.93" calcext:value-type="float">
            <text:p><text:s text:c="3"/>5.93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7" office:value-type="float" office:value="0.4" calcext:value-type="float">
            <text:p><text:s text:c="3"/>0.40 </text:p>
          </table:table-cell>
          <table:table-cell table:style-name="ce37" office:value-type="float" office:value="4.75" calcext:value-type="float">
            <text:p><text:s text:c="3"/>4.75 </text:p>
          </table:table-cell>
          <table:table-cell table:style-name="ce40" office:value-type="float" office:value="0" calcext:value-type="float">
            <text:p>— </text:p>
          </table:table-cell>
          <table:table-cell table:style-name="ce43" office:value-type="float" office:value="0" calcext:value-type="float">
            <text:p>－ </text:p>
          </table:table-cell>
          <table:table-cell table:style-name="ce47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8" office:value-type="string" calcext:value-type="string" table:number-columns-spanned="4" table:number-rows-spanned="1">
            <text:p>內政部戶政司 民國97年2月12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9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number-columns-repeated="1005"/>
        </table:table-row>
        <table:table-row table:style-name="ro10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48"/>
          <table:table-cell table:style-name="ce11" table:number-columns-repeated="1004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3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2-05T15:58:09</dc:date>
    <meta:print-date>2008-02-05T15:5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